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44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2.9382in"/>
    </style:style>
    <style:style style:name="co5" style:family="table-column">
      <style:table-column-properties fo:break-before="auto" style:column-width="2.2193in"/>
    </style:style>
    <style:style style:name="co6" style:family="table-column">
      <style:table-column-properties fo:break-before="auto" style:column-width="3.7854in"/>
    </style:style>
    <style:style style:name="co7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d8c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ffd8c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ffd8c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0.74pt solid #000000"/>
      <style:paragraph-properties fo:text-align="center" fo:margin-left="0in"/>
      <style:text-properties fo:font-size="28pt" style:font-size-asian="28pt" style:font-size-complex="28pt"/>
    </style:style>
    <style:style style:name="ce21" style:family="table-cell" style:parent-style-name="Default">
      <style:table-cell-properties fo:background-color="#ffd8ce"/>
    </style:style>
    <style:style style:name="ce22" style:family="table-cell" style:parent-style-name="Default">
      <style:table-cell-properties fo:border-bottom="0.74pt solid #000000" fo:background-color="#ffd8ce" fo:border-left="none" fo:border-right="none" fo:border-top="none"/>
    </style:style>
    <style:style style:name="ce7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dbb6"/>
    </style:style>
    <style:style style:name="ce26" style:family="table-cell" style:parent-style-name="Default">
      <style:table-cell-properties fo:border-bottom="none" fo:background-color="#ffd8ce" fo:border-left="none" fo:border-right="none" fo:border-top="0.74pt solid #000000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#f7d1d5" style:text-align-source="fix" style:repeat-content="false" fo:border="0.74pt solid #000000"/>
      <style:paragraph-properties fo:text-align="center" fo:margin-left="0in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5pt" style:font-size-asian="15pt" style:font-size-complex="15pt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  <style:text-properties fo:font-size="15pt" style:font-size-asian="15pt" style:font-size-complex="15pt"/>
    </style:style>
    <style:style style:name="ce33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5pt" style:font-size-asian="15pt" style:font-size-complex="15pt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size="15pt" style:font-size-asian="15pt" style:font-size-complex="15pt"/>
    </style:style>
    <style:style style:name="ce16" style:family="table-cell" style:parent-style-name="Default" style:data-style-name="N129">
      <style:table-cell-properties fo:background-color="#f7d1d5" style:text-align-source="fix" style:repeat-content="false" fo:border="0.74pt solid #000000"/>
      <style:paragraph-properties fo:text-align="center" fo:margin-left="0in"/>
      <style:text-properties fo:font-size="15pt" style:font-size-asian="15pt" style:font-size-complex="15pt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none" fo:background-color="#ffd8ce" fo:border-left="none" fo:border-right="0.74pt solid #000000" fo:border-top="0.74pt solid #000000"/>
    </style:style>
    <style:style style:name="ce19" style:family="table-cell" style:parent-style-name="Default">
      <style:table-cell-properties fo:border-bottom="none" fo:background-color="#ffd8ce" fo:border-left="none" fo:border-right="0.74pt solid #000000" fo:border-top="none"/>
    </style:style>
    <style:style style:name="ce20" style:family="table-cell" style:parent-style-name="Default">
      <style:table-cell-properties fo:border-bottom="0.74pt solid #000000" fo:background-color="#ffd8ce" fo:border-left="none" fo:border-right="0.74pt solid #000000" fo:border-top="none"/>
    </style:style>
    <style:style style:name="T1" style:family="text">
      <style:text-properties style:font-name="Liberation Sans" fo:font-size="15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5pt" style:font-size-complex="1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" style:family="text">
      <style:text-properties style:font-name="Liberation Sans" fo:font-size="15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5pt" style:font-size-complex="15pt" style:font-style-asian="normal" style:font-style-complex="normal" style:text-emphasize="none" style:font-relief="none" style:text-overline-style="none" style:text-overline-color="font-color" style:font-weight-complex="bold" style:font-weight-asian="bold" fo:font-weight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table:style-name="ce1"/>
          <table:table-cell table:style-name="ce4" office:value-type="string" calcext:value-type="string" table:number-columns-spanned="4" table:number-rows-spanned="4">
            <text:p>PIZZASHOP SCHEMA</text:p>
          </table:table-cell>
          <table:covered-table-cell table:number-columns-repeated="3" table:style-name="ce26"/>
          <table:table-cell table:style-name="ce26"/>
          <table:table-cell table:style-name="ce18"/>
        </table:table-row>
        <table:table-row table:style-name="ro1">
          <table:table-cell/>
          <table:table-cell table:style-name="ce2"/>
          <table:covered-table-cell table:number-columns-repeated="4" table:style-name="ce21"/>
          <table:table-cell table:style-name="ce21"/>
          <table:table-cell table:style-name="ce19"/>
        </table:table-row>
        <table:table-row table:style-name="ro1">
          <table:table-cell/>
          <table:table-cell table:style-name="ce2"/>
          <table:covered-table-cell table:number-columns-repeated="4" table:style-name="ce21"/>
          <table:table-cell table:style-name="ce21"/>
          <table:table-cell table:style-name="ce19"/>
        </table:table-row>
        <table:table-row table:style-name="ro1">
          <table:table-cell/>
          <table:table-cell table:style-name="ce3"/>
          <table:covered-table-cell table:number-columns-repeated="4" table:style-name="ce22"/>
          <table:table-cell table:style-name="ce22"/>
          <table:table-cell table:style-name="ce20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5">
            <text:p>role_enum AS ENUM ('Super Admin', 'Admin', 'Chef');</text:p>
            <text:p>item_type_enum AS ENUM ('Vegetarian', 'Non-Vegetarian', 'Vegan');</text:p>
            <text:p> order_status_enum AS ENUM ('Pending', 'In Progress', 'Served', 'Completed', 'Cancelled', 'On Hold', 'Failed');</text:p>
            <text:p> Waiting_token_status_enum AS ENUM ('Waiting', 'Assigned', 'Cancelled');</text:p>
          </table:table-cell>
          <table:covered-table-cell table:number-columns-repeated="3" table:style-name="ce25"/>
          <table:table-cell table:style-name="ce25" table:number-columns-spanned="1" table:number-rows-spanned="5"/>
          <table:table-cell/>
        </table:table-row>
        <table:table-row table:style-name="ro1">
          <table:table-cell table:number-columns-repeated="2"/>
          <table:covered-table-cell table:style-name="ce8" office:value-type="string" calcext:value-type="string">
            <text:p>ItemType Enum: ('Vegetarian', 'Non-Vegetarian', 'Vegan')</text:p>
          </table:covered-table-cell>
          <table:covered-table-cell table:number-columns-repeated="4" table:style-name="ce25"/>
          <table:table-cell/>
        </table:table-row>
        <table:table-row table:style-name="ro1">
          <table:table-cell table:number-columns-repeated="2"/>
          <table:covered-table-cell table:style-name="ce8" office:value-type="string" calcext:value-type="string">
            <text:p><text:s text:c="10"/>Status-Order Enum: ('Pending', 'In Progress', 'Served', 'Completed', 'Cancelled', 'On Hold', 'Failed') Default 'Pending'</text:p>
          </table:covered-table-cell>
          <table:covered-table-cell table:number-columns-repeated="4" table:style-name="ce25"/>
          <table:table-cell/>
        </table:table-row>
        <table:table-row table:style-name="ro1">
          <table:table-cell table:number-columns-repeated="2"/>
          <table:covered-table-cell table:style-name="ce8" office:value-type="string" calcext:value-type="string">
            <text:p>Status-Waiting-Token Enum: ('Waiting', 'Assigned', 'Cancelled') Default 'Waiting'</text:p>
          </table:covered-table-cell>
          <table:covered-table-cell table:number-columns-repeated="4" table:style-name="ce25"/>
          <table:table-cell/>
        </table:table-row>
        <table:table-row table:style-name="ro1">
          <table:table-cell table:number-columns-repeated="2"/>
          <table:covered-table-cell table:number-columns-repeated="5" table:style-name="ce25"/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11" office:value-type="string" calcext:value-type="string">
            <text:p>Users Table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ce12" office:value-type="string" calcext:value-type="string">
            <text:p>columns</text:p>
          </table:table-cell>
          <table:table-cell table:style-name="ce12" office:value-type="string" calcext:value-type="string">
            <text:p>datatype</text:p>
          </table:table-cell>
          <table:table-cell table:style-name="ce12" office:value-type="string" calcext:value-type="string">
            <text:p>constrains</text:p>
          </table:table-cell>
          <table:table-cell table:style-name="ce17"/>
          <table:table-cell/>
        </table:table-row>
        <table:table-row table:style-name="ro2">
          <table:table-cell table:number-columns-repeated="3"/>
          <table:table-cell office:value-type="string" calcext:value-type="string">
            <text:p>user_id 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role_id</text:p>
          </table:table-cell>
          <table:table-cell table:style-name="ce16" office:value-type="string" calcext:value-type="string">
            <text:p>int</text:p>
          </table:table-cell>
          <table:table-cell office:value-type="string" calcext:value-type="string">
            <text:p>FOREIGN KEY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first_name </text:p>
          </table:table-cell>
          <table:table-cell table:style-name="ce16"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last_name <text:s text:c="2"/></text:p>
          </table:table-cell>
          <table:table-cell table:style-name="ce16" office:value-type="string" calcext:value-type="string">
            <text:p>VARCHAR(5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username </text:p>
          </table:table-cell>
          <table:table-cell table:style-name="ce16" office:value-type="string" calcext:value-type="string">
            <text:p>VARCHAR(50)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email <text:s/></text:p>
          </table:table-cell>
          <table:table-cell office:value-type="string" calcext:value-type="string">
            <text:p>VARCHAR(260)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assword 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hone 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rol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ountry 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stat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ity 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address 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zipcode 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image_url 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FAULT CURRENT_TIMESTAM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edi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FAULT CURRENT_TIMESTAM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dited_b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refresh_token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 table:number-rows-repeated="2">
          <table:table-cell table:number-columns-repeated="3"/>
          <table:table-cell table:style-name="ce14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31" office:value-type="string" calcext:value-type="string">
            <text:p>ROLES TABLE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ce32" office:value-type="string" calcext:value-type="string">
            <text:p>role_id</text:p>
          </table:table-cell>
          <table:table-cell table:style-name="ce32" office:value-type="string" calcext:value-type="string">
            <text:p>SERIAL</text:p>
          </table:table-cell>
          <table:table-cell table:style-name="ce32" office:value-type="string" calcext:value-type="string">
            <text:p>PRIMARY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role_name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31" office:value-type="string" calcext:value-type="string">
            <text:p>Modules TABLE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ce33" office:value-type="string" calcext:value-type="string">
            <text:p><text:span text:style-name="T1">Modules</text:span>_id</text:p>
          </table:table-cell>
          <table:table-cell table:style-name="ce33" office:value-type="string" calcext:value-type="string">
            <text:p>SERIAL</text:p>
          </table:table-cell>
          <table:table-cell table:style-name="ce33" office:value-type="string" calcext:value-type="string">
            <text:p>PRIMARY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Modules</text:span>_name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31" office:value-type="string" calcext:value-type="string">
            <text:p>role_permissions TABLE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ce33" office:value-type="string" calcext:value-type="string">
            <text:p><text:span text:style-name="T1">role_permissions</text:span><text:span text:style-name="T2">_</text:span>id</text:p>
          </table:table-cell>
          <table:table-cell table:style-name="ce33" office:value-type="string" calcext:value-type="string">
            <text:p>SERIAL</text:p>
          </table:table-cell>
          <table:table-cell table:style-name="ce33" office:value-type="string" calcext:value-type="string">
            <text:p>PRIMARY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view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efault tru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edi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efault fals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delet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efault false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32" office:value-type="string" calcext:value-type="string">
            <text:p>role_id</text:p>
          </table:table-cell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32" office:value-type="string" calcext:value-type="string">
            <text:p><text:span text:style-name="T1">Modules</text:span>_id</text:p>
          </table:table-cell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34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35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15" office:value-type="string" calcext:value-type="string">
            <text:p> <text:span text:style-name="T3">Customers Table</text:span>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ustomer_id 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able_id <text:s/>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ame 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<text:s/>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email <text:s/>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hone <text:s/>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address 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no_of_pers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FAULT CURRENT_TIMESTAM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edi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FAULT CURRENT_TIMESTAM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dited_b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4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11" office:value-type="string" calcext:value-type="string">
            <text:p>Menu Categories Table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ategory_id 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UNIQU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<text:s/>TEXT</text:p>
          </table:table-cell>
          <table:table-cell office:value-type="string" calcext:value-type="string">
            <text:p>NULLABL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is_deleted <text:s text:c="2"/>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EFAULT FALS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reated_at <text:s/>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FAULT CURRENT_TIMESTAM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edi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FAULT CURRENT_TIMESTAM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dited_b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4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11" office:value-type="string" calcext:value-type="string">
            <text:p>Menu Items Table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item_id 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ategor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item_type </text:p>
          </table:table-cell>
          <table:table-cell office:value-type="string" calcext:value-type="string">
            <text:p>Itemtype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UNIQUE,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description 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unit <text:s/></text:p>
          </table:table-cell>
          <table:table-cell office:value-type="string" calcext:value-type="string">
            <text:p>VARCHAR(2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rate</text:p>
          </table:table-cell>
          <table:table-cell office:value-type="string" calcext:value-type="string">
            <text:p>DECIMAL(10,2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is_availabl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EFAULT TRU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image_url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default_tax</text:p>
          </table:table-cell>
          <table:table-cell office:value-type="string" calcext:value-type="string">
            <text:p>DECIMAL(5,2)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***</text:p>
          </table:table-cell>
          <table:table-cell office:value-type="string" calcext:value-type="string">
            <text:p>tax_percentage</text:p>
          </table:table-cell>
          <table:table-cell office:value-type="string" calcext:value-type="string">
            <text:p>DECIMAL(5,2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modifier_id</text:p>
          </table:table-cell>
          <table:table-cell office:value-type="string" calcext:value-type="string">
            <text:p>VARCHAR(1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is_deleted <text:s text:c="2"/>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EFAULT FALS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reated_at <text:s/>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FAULT CURRENT_TIMESTAM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edi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FAULT CURRENT_TIMESTAM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dited_b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4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11" office:value-type="string" calcext:value-type="string">
            <text:p>Modifiers Table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modifier_i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UNIQUE 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rate</text:p>
          </table:table-cell>
          <table:table-cell office:value-type="string" calcext:value-type="string">
            <text:p>DECIMAL(10,2)</text:p>
          </table:table-cell>
          <table:table-cell office:value-type="string" calcext:value-type="string">
            <text:p>CHECK (RATE &gt;= 0)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modifier_group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unit</text:p>
          </table:table-cell>
          <table:table-cell office:value-type="string" calcext:value-type="string">
            <text:p>VARCHAR(2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default_tax</text:p>
          </table:table-cell>
          <table:table-cell office:value-type="string" calcext:value-type="string">
            <text:p>DECIMAL(5,2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tax_percentage</text:p>
          </table:table-cell>
          <table:table-cell office:value-type="string" calcext:value-type="string">
            <text:p>DECIMAL(5,2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is_deleted <text:s text:c="2"/>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EFAULT FALS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reated_at <text:s/>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FAULT CURRENT_TIMESTAM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edi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FAULT CURRENT_TIMESTAM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dited_b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4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11" office:value-type="string" calcext:value-type="string">
            <text:p>ModifierGroups Table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ModifierGroupID 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<text:s/>UNIQUE , 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Description 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IsDeleted 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EFAULT FALSE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4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11" office:value-type="string" calcext:value-type="string">
            <text:p>Sections Table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section_i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EFAULT FALS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reated_at <text:s/>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FAULT CURRENT_TIMESTAM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edi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FAULT CURRENT_TIMESTAM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dited_b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4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11" office:value-type="string" calcext:value-type="string">
            <text:p><text:s/>Tables Table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able_id <text:s/>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sec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ame 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apac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is_delet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EFAULT FALS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reated_at <text:s/>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FAULT CURRENT_TIMESTAM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edi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FAULT CURRENT_TIMESTAM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dited_b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4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11" office:value-type="string" calcext:value-type="string">
            <text:p>Orders Table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order_i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ustomer_id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rating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table_id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status </text:p>
          </table:table-cell>
          <table:table-cell office:value-type="string" calcext:value-type="string">
            <text:p>ORDER-STATUS</text:p>
          </table:table-cell>
          <table:table-cell office:value-type="string" calcext:value-type="string">
            <text:p>DEFAULT PENDING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otal_price</text:p>
          </table:table-cell>
          <table:table-cell office:value-type="string" calcext:value-type="string">
            <text:p>DECIMAL(8,2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omment</text:p>
          </table:table-cell>
          <table:table-cell office:value-type="string" calcext:value-type="string">
            <text:p>VaRCHAR(10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special instruction</text:p>
          </table:table-cell>
          <table:table-cell office:value-type="string" calcext:value-type="string">
            <text:p>VARCHAR(10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reated_at <text:s/>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FAULT CURRENT_TIMESTAM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edi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FAULT CURRENT_TIMESTAM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aymen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dited_b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4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11" office:value-type="string" calcext:value-type="string">
            <text:p><text:s/>Order_Items Table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quantity 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price</text:p>
          </table:table-cell>
          <table:table-cell office:value-type="string" calcext:value-type="string">
            <text:p>DECIMAL(8,2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ord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item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modifi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4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11" office:value-type="string" calcext:value-type="string">
            <text:p><text:s/>Payments Table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ayment_i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order_id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method</text:p>
          </table:table-cell>
          <table:table-cell office:value-type="string" calcext:value-type="string">
            <text:p>VARCHAR(5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amount</text:p>
          </table:table-cell>
          <table:table-cell office:value-type="string" calcext:value-type="string">
            <text:p>DECIMAL(8,2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reated_at <text:s/>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FAULT CURRENT_TIMESTAM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edi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FAULT CURRENT_TIMESTAM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dited_b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4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11" office:value-type="string" calcext:value-type="string">
            <text:p>Taxes Table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ax_id 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ame </text:p>
          </table:table-cell>
          <table:table-cell office:value-type="string" calcext:value-type="string">
            <text:p>VARCHAR(10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VARCHAR(10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isEnabled 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default_tax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reated_at <text:s/>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FAULT CURRENT_TIMESTAM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edi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FAULT CURRENT_TIMESTAM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is_delet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EFAULT FALS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dited_b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 table:number-rows-repeated="2">
          <table:table-cell table:number-columns-repeated="3"/>
          <table:table-cell table:style-name="ce14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11" office:value-type="string" calcext:value-type="string">
            <text:p>WaitingTokens Table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okenID </text:p>
          </table:table-cell>
          <table:table-cell office:value-type="string" calcext:value-type="string">
            <text:p>SERIAL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Section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ustomer_id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waiting_token_status_enum </text:p>
          </table:table-cell>
          <table:table-cell office:value-type="string" calcext:value-type="string">
            <text:p>DEFAULT 'Waiting'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reated_at <text:s/>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FAULT CURRENT_TIMESTAM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edi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FAULT CURRENT_TIMESTAM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dited_b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4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11" office:value-type="string" calcext:value-type="string">
            <text:p>RATING TABLE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USTOMER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FOOD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service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ambiance 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REVIEW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 style:data-style-name="N2" text:time-value="15:17:56.7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09:09:45.351000000</meta:creation-date>
    <dc:date>2025-02-10T17:59:00.781000000</dc:date>
    <meta:editing-duration>P2DT19H29M13S</meta:editing-duration>
    <meta:editing-cycles>23</meta:editing-cycles>
    <meta:generator>LibreOffice/24.2.5.2$Windows_X86_64 LibreOffice_project/bffef4ea93e59bebbeaf7f431bb02b1a39ee8a59</meta:generator>
    <meta:document-statistic meta:table-count="1" meta:cell-count="429" meta:object-count="0"/>
  </office:meta>
</office:document-meta>
</file>